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cm" fo:min-width="17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2.75cm" fo:min-width="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17cm"/>
      <style:paragraph-properties style:writing-mode="lr-tb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9.5cm" fo:min-width="17cm"/>
      <style:paragraph-properties style:writing-mode="lr-tb"/>
    </style:style>
    <style:style style:name="gr5" style:family="graphic" style:parent-style-name="standard">
      <style:graphic-properties draw:fill-color="#dde8cb" draw:textarea-horizontal-align="justify" draw:textarea-vertical-align="middle" draw:auto-grow-height="false" fo:min-height="3.25cm" fo:min-width="1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-color="#dde8c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6.25cm" svg:x="1.75cm" svg:y="2.25cm">
          <text:p text:style-name="P1">Vue d’ensemble (“let them eat the cake”) :<text:line-break/>exemple d’analyse de données résolu avec<text:line-break/>nombreux graphiques que l’utilisateur peut<text:line-break/>manipuler facilement dans un R Notebook<text:line-break/>tout fai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5cm" svg:height="3cm" svg:x="1.75cm" svg:y="8.75cm">
          <text:p text:style-name="P1">Guide pratique: installation de la SciViews Box,<text:line-break/>création d’un compte GitHub et enregistrem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5cm" svg:height="2.75cm" svg:x="1.75cm" svg:y="12cm">
          <text:p text:style-name="P1">Vue d’ensemble: objectifs du module<text:line-break/>explicité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cm" svg:height="9.75cm" svg:x="1.75cm" svg:y="15cm">
          <text:p text:style-name="P1">Tutoriel: matière du modul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7.5cm" svg:height="3.5cm" svg:x="1.75cm" svg:y="25cm">
          <text:p text:style-name="P1">Matériel de référence: liste des exercices,<text:line-break/>aide-mémoire, liste des fonctions R utilisées,<text:line-break/>snippets, carte mentale cliquable des concep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07T09:49:18.895911572</meta:creation-date>
    <dc:date>2021-01-07T09:56:29.617963221</dc:date>
    <meta:editing-duration>PT7M10S</meta:editing-duration>
    <meta:editing-cycles>2</meta:editing-cycles>
    <meta:generator>LibreOffice/7.0.4.2$MacOSX_X86_64 LibreOffice_project/dcf040e67528d9187c66b2379df5ea4407429775</meta:generator>
    <meta:document-statistic meta:object-count="5"/>
  </office:meta>
</office:document-meta>
</file>